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weat shops should exract and sell the sweat</text:p>
      <text:p text:style-name="Standard"/>
      <text:p text:style-name="Standard">Countries should stop fighting and just get XBOX live for fuck sak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2" meta:word-count="20" meta:character-count="113"/>
    <dc:date>2009-07-17T09:35:51.43</dc:date>
    <dc:creator>Colton Phillips</dc:creator>
    <meta:editing-duration>PT00H08M24S</meta:editing-duration>
    <meta:editing-cycles>1</meta:editing-cycles>
    <meta:generator>OpenOffice.org/3.0$Win32 OpenOffice.org_project/300m15$Build-9379</meta:generator>
  </office:meta>
</office:document-meta>
</file>